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7455" officeooo:paragraph-rsid="00027455"/>
    </style:style>
    <style:style style:name="P2" style:family="paragraph" style:parent-style-name="Standard" style:list-style-name="L1">
      <style:text-properties officeooo:rsid="00027455" officeooo:paragraph-rsid="00027455"/>
    </style:style>
    <style:style style:name="P3" style:family="paragraph" style:parent-style-name="Standard">
      <style:text-properties fo:font-weight="bold" officeooo:rsid="00027455" officeooo:paragraph-rsid="00027455" style:font-weight-asian="bold" style:font-weight-complex="bold"/>
    </style:style>
    <style:style style:name="P4" style:family="paragraph" style:parent-style-name="Standard" style:list-style-name="L2">
      <style:text-properties officeooo:rsid="00027455" officeooo:paragraph-rsid="00027455"/>
    </style:style>
    <style:style style:name="P5" style:family="paragraph" style:parent-style-name="Standard">
      <style:text-properties fo:font-weight="normal" officeooo:rsid="00027455" officeooo:paragraph-rsid="00027455" style:font-weight-asian="normal" style:font-weight-complex="normal"/>
    </style:style>
    <style:style style:name="P6" style:family="paragraph" style:parent-style-name="Standard" style:list-style-name="L3">
      <style:text-properties fo:font-weight="normal" officeooo:rsid="00027455" officeooo:paragraph-rsid="00027455" style:font-weight-asian="normal" style:font-weight-complex="normal"/>
    </style:style>
    <style:style style:name="P7" style:family="paragraph" style:parent-style-name="Standard" style:list-style-name="L3">
      <style:text-properties fo:font-weight="normal" officeooo:rsid="0002ae7e" officeooo:paragraph-rsid="0002ae7e" style:font-weight-asian="normal" style:font-weight-complex="normal"/>
    </style:style>
    <style:style style:name="P8" style:family="paragraph" style:parent-style-name="Standard">
      <style:text-properties fo:font-weight="bold" officeooo:rsid="0002ae7e" officeooo:paragraph-rsid="0002ae7e" style:font-weight-asian="bold" style:font-weight-complex="bold"/>
    </style:style>
    <style:style style:name="P9" style:family="paragraph" style:parent-style-name="Standard" style:list-style-name="L4">
      <style:paragraph-properties fo:margin-top="0cm" fo:margin-bottom="0.199cm" style:contextual-spacing="false"/>
      <style:text-properties fo:font-weight="normal" officeooo:rsid="0002ae7e" officeooo:paragraph-rsid="0002ae7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untes examen contornos 21/05</text:p>
      <text:p text:style-name="P1"/>
      <text:p text:style-name="P1"><text:span text:style-name="T1">Refactorización</text:span> : cambios en el código interno sin afectar su comportamiento externo.</text:p>
      <text:list text:style-name="L1">
        <text:list-item>
          <text:p text:style-name="P2"><text:span text:style-name="T1">Mantenimiento</text:span> perfectivo: cliente propone nuevos requisitos.</text:p>
        </text:list-item>
        <text:list-item>
          <text:p text:style-name="P2"><text:span text:style-name="T1">Mantenimiento</text:span> correctivo: consecuencia de que el cliente encuentre un error en la app. </text:p>
        </text:list-item>
        <text:list-item>
          <text:p text:style-name="P2"><text:span text:style-name="T1">Mantenimiento</text:span> adaptativo: cuando una app necesita ser ejecutada en nuevo software o hardware</text:p>
        </text:list-item>
      </text:list>
      <text:p text:style-name="P1"/>
      <text:p text:style-name="P3">Razones por las que refactorizar :</text:p>
      <text:list text:style-name="L2">
        <text:list-item>
          <text:p text:style-name="P4">Calidad del código</text:p>
        </text:list-item>
        <text:list-item>
          <text:p text:style-name="P4">Eficiencia</text:p>
        </text:list-item>
        <text:list-item>
          <text:p text:style-name="P4">Evitar re escritura del código</text:p>
        </text:list-item>
      </text:list>
      <text:p text:style-name="P1"/>
      <text:p text:style-name="P3">Bad smells </text:p>
      <text:p text:style-name="P5">Síntomas de que un código necesita ser refatorizado.</text:p>
      <text:list text:style-name="L3">
        <text:list-item>
          <text:p text:style-name="P6">Código duplicado.</text:p>
        </text:list-item>
        <text:list-item>
          <text:p text:style-name="P6">Complejidad artificial </text:p>
        </text:list-item>
        <text:list-item>
          <text:p text:style-name="P6">Método largo</text:p>
        </text:list-item>
        <text:list-item>
          <text:p text:style-name="P6">Cadenas de mensajes : cuando un método llama a otro método que a su vez llama a otro método…</text:p>
        </text:list-item>
        <text:list-item>
          <text:p text:style-name="P6">Clase grande (Large class)</text:p>
        </text:list-item>
        <text:list-item>
          <text:p text:style-name="P6">Clase demasiado simple (freeloader)</text:p>
        </text:list-item>
        <text:list-item>
          <text:p text:style-name="P6">Envexa de funcionalidade (feature envy) : cuando una clase debería de estar en otra que en la que está.</text:p>
        </text:list-item>
        <text:list-item>
          <text:p text:style-name="P7">Legado rexeitado (Refused Bequest) : cuando una clase hereda de una superclase pero no utiliza sus métodos o atributos <text:s/></text:p>
        </text:list-item>
        <text:list-item>
          <text:p text:style-name="P6"/>
        </text:list-item>
      </text:list>
      <text:p text:style-name="P5"/>
      <text:p text:style-name="P8">Tipos de documentaciones</text:p>
      <text:list text:style-name="L4">
        <text:list-item>
          <text:p text:style-name="P9">Especificación: requisitos y funcionalidades del sistemas (Para equipos de desarrollo / clientes)</text:p>
        </text:list-item>
        <text:list-item>
          <text:p text:style-name="P9">Diseño: estructuras de datos , clases y algoritmos </text:p>
        </text:list-item>
        <text:list-item>
          <text:p text:style-name="P9">Código fuente: comentarios en el código que explican el funcionamiento (Para programadores)</text:p>
        </text:list-item>
        <text:list-item>
          <text:p text:style-name="P9">Usuario final : dirigida específicamente a los usuarios (Especializados o no)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0T00:17:01.997189600</meta:creation-date>
    <dc:date>2025-05-20T01:01:48.186086700</dc:date>
    <meta:editing-duration>PT19M11S</meta:editing-duration>
    <meta:editing-cycles>1</meta:editing-cycles>
    <meta:document-statistic meta:table-count="0" meta:image-count="0" meta:object-count="0" meta:page-count="1" meta:paragraph-count="26" meta:word-count="210" meta:character-count="1297" meta:non-whitespace-character-count="1125"/>
    <meta:generator>LibreOffice/25.2.2.2$Windows_X86_64 LibreOffice_project/7370d4be9e3cf6031a51beef54ff3bda878e3fac</meta:generator>
  </office:meta>
</office:document-meta>
</file>